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loext:padding="0cm" loext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4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loext:padding="0cm" loext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8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T1" style:family="text">
      <style:text-properties fo:color="#000000" loext:opacity="100%" loext:padding="0cm" loext:border="none"/>
    </style:style>
    <style:style style:name="T2" style:family="text">
      <style:text-properties fo:color="#0088cc" loext:opacity="100%" style:text-underline-style="solid" style:text-underline-width="auto" style:text-underline-color="font-color" loext:padding="0cm" loext:border="none"/>
    </style:style>
    <style:style style:name="T3" style:family="text">
      <style:text-properties fo:font-size="10.5pt" fo:font-weight="bold"/>
    </style:style>
    <style:style style:name="T4" style:family="text">
      <style:text-properties style:font-name="inherit" fo:font-size="10.5pt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6"><text:span text:style-name="T3">Logistics Regression</text:span></text:h>
      <text:p text:style-name="P5"/>
      <text:h text:style-name="P3" text:outline-level="5">1. What Are the Basic Assumption?</text:h>
      <text:list xml:id="list2521425743" text:style-name="L2">
        <text:list-item>
          <text:p text:style-name="P11">Linear Relation between independent features and the log odds</text:p>
        </text:list-item>
      </text:list>
      <text:h text:style-name="P4" text:outline-level="5"><text:span text:style-name="T4">2. Advantages</text:span></text:h>
      <text:list xml:id="list2433719625" text:style-name="L3">
        <text:list-item>
          <text:p text:style-name="P12">Logistic Regression Are very easy to understand</text:p>
        </text:list-item>
        <text:list-item>
          <text:p text:style-name="P12">It requires less training</text:p>
        </text:list-item>
        <text:list-item>
          <text:p text:style-name="P12">Good accuracy for many simple data sets and it performs well when the dataset is linearly separable.</text:p>
        </text:list-item>
        <text:list-item>
          <text:p text:style-name="P12">It makes no assumptions about distributions of classes in feature space.</text:p>
        </text:list-item>
        <text:list-item>
          <text:p text:style-name="P12">Logistic regression is less inclined to over-fitting but it can overfit in high dimensional datasets.One may consider Regularization (L1 and L2) techniques to avoid over-fittingin these scenarios.</text:p>
        </text:list-item>
        <text:list-item>
          <text:p text:style-name="P12">Logistic regression is easier to implement, interpret, and very efficient to train.</text:p>
        </text:list-item>
      </text:list>
      <text:h text:style-name="P3" text:outline-level="5">3. Disadvantages</text:h>
      <text:list xml:id="list1541689002" text:style-name="L4">
        <text:list-item>
          <text:p text:style-name="P13">Sometimes Lot of Feature Engineering Is required</text:p>
        </text:list-item>
        <text:list-item>
          <text:p text:style-name="P13">If the independent features are correlated it may affect performance</text:p>
        </text:list-item>
        <text:list-item>
          <text:p text:style-name="P13">It is often quite prone to noise and overfitting</text:p>
        </text:list-item>
        <text:list-item>
          <text:p text:style-name="P13">If the number of observations is lesser than the number of features, Logistic Regression should not be used, otherwise, it may lead to overfitting.</text:p>
        </text:list-item>
        <text:list-item>
          <text:p text:style-name="P13">Non-linear problems can’t be solved with logistic regression because it has a linear decision surface. Linearly separable data is rarely found in real-world scenarios.</text:p>
        </text:list-item>
        <text:list-item>
          <text:p text:style-name="P13">It is tough to obtain complex relationships using logistic regression. More powerful and compact algorithms such as Neural Networks can easily outperform this algorithm.</text:p>
        </text:list-item>
        <text:list-item>
          <text:p text:style-name="P13">In Linear Regression independent and dependent variables are related linearly. But Logistic Regression needs that independent variables are linearly related to the log odds (log(p/(1-p)).</text:p>
        </text:list-item>
      </text:list>
      <text:h text:style-name="P3" text:outline-level="5">4. Whether Feature Scaling is required?</text:h>
      <text:p text:style-name="P10"><text:tab/>yes</text:p>
      <text:h text:style-name="P2" text:outline-level="4">5. Missing Values</text:h>
      <text:p text:style-name="P10"><text:tab/>Sensitive to missing values</text:p>
      <text:h text:style-name="P3" text:outline-level="5">6. Impact of outliers?</text:h>
      <text:p text:style-name="P10"><text:tab/>Like linear regression, estimates of the logistic regression are sensitive to the unusual observations: outliers, high leverage, and influential observations. Numerical examples and analysis are presented to demonstrate the most recent outlier diagnostic methods using data sets from medical domain</text:p>
      <text:h text:style-name="P3" text:outline-level="5">Types of Problems it can solve(Supervised)</text:h>
      <text:list xml:id="list1136900954" text:style-name="L5">
        <text:list-item>
          <text:p text:style-name="P14">Classification</text:p>
        </text:list-item>
      </text:list>
      <text:h text:style-name="P2" text:outline-level="4">Practical Implementation</text:h>
      <text:list xml:id="list346526519" text:style-name="L6">
        <text:list-item>
          <text:p text:style-name="P8"><text:a xlink:type="simple" xlink:href="http://scikit-learn.org/stable/modules/generated/sklearn.linear_model.LogisticRegression.html" text:style-name="Internet_20_link" text:visited-style-name="Visited_20_Internet_20_Link"><text:span text:style-name="T2">http://scikit-learn.org/stable/modules/generated/sklearn.linear_model.LogisticRegression.html</text:span></text:a></text:p>
        </text:list-item>
      </text:list>
      <text:h text:style-name="P3" text:outline-level="5">Performance Metrics</text:h>
      <text:h text:style-name="P3" text:outline-level="5">Classification</text:h>
      <text:list xml:id="list3214598619" text:style-name="L7">
        <text:list-item>
          <text:p text:style-name="P15">Confusion Matrix</text:p>
        </text:list-item>
        <text:list-item>
          <text:p text:style-name="P9"><text:span text:style-name="T1">Precision,Recall, F1 score</text:span>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1:04:16.281576430</meta:creation-date>
    <dc:date>2021-05-02T11:05:46.386393705</dc:date>
    <meta:editing-duration>PT1M31S</meta:editing-duration>
    <meta:editing-cycles>1</meta:editing-cycles>
    <meta:document-statistic meta:table-count="0" meta:image-count="0" meta:object-count="0" meta:page-count="1" meta:paragraph-count="32" meta:word-count="316" meta:character-count="2193" meta:non-whitespace-character-count="1924"/>
    <meta:generator>LibreOffice/7.0.5.2$Linux_X86_64 LibreOffice_project/00$Build-2</meta:generator>
  </office:meta>
</office:document-meta>
</file>